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2.856cm" fo:min-width="13.876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5.49cm" fo:min-width="2.954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086cm" fo:min-width="0.836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95cm" fo:min-width="0.668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0.942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41cm" fo:min-width="0.16cm" fo:padding-top="0.176cm" fo:padding-bottom="0.176cm" fo:padding-left="0.301cm" fo:padding-right="0.301cm"/>
    </style:style>
    <style:style style:name="gr7" style:family="graphic" style:parent-style-name="standard">
      <style:graphic-properties draw:stroke="none" draw:fill="none" fo:min-height="1.258cm"/>
    </style:style>
    <style:style style:name="gr8" style:family="graphic" style:parent-style-name="standard">
      <style:graphic-properties draw:stroke="none" draw:fill="none" fo:min-height="1.2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="solid" draw:fill-color="#dddddd" draw:textarea-horizontal-align="justify" draw:textarea-vertical-align="middle" draw:auto-grow-height="false" fo:min-height="10.876cm" fo:min-width="11.134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objectwithoutfill">
      <style:graphic-properties draw:stroke="dash" draw:stroke-dash="Fine_20_Dash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682cm"/>
    </style:style>
    <style:style style:name="gr17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062cm" fo:min-width="3.098cm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.008cm" fo:min-width="2.374cm" fo:padding-top="0.176cm" fo:padding-bottom="0.176cm" fo:padding-left="0.301cm" fo:padding-right="0.301cm"/>
    </style:style>
    <style:style style:name="gr19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0.906cm" fo:min-width="2.272cm" fo:padding-top="0.176cm" fo:padding-bottom="0.176cm" fo:padding-left="0.301cm" fo:padding-right="0.301cm"/>
    </style:style>
    <style:style style:name="gr20" style:family="graphic" style:parent-style-name="objectwithoutfill">
      <style:graphic-properties draw:stroke="dash" draw:stroke-dash="Fine_20_Dashed"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draw:marker-start-width="0.508cm" draw:marker-end="Arrow" draw:marker-end-width="0.609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081cm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2.04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8" style:family="graphic" style:parent-style-name="standard">
      <style:graphic-properties draw:stroke="none" draw:fill="none" fo:min-height="3.15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text-properties fo:font-weight="bold" style:font-weight-asian="bold" style:font-weight-complex="bold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position="sub 58%" fo:font-size="40pt" fo:font-weight="bold" style:font-size-asian="40pt" style:font-weight-asian="bold" style:font-size-complex="40pt" style:font-weight-complex="600"/>
    </style:style>
    <style:style style:name="T6" style:family="text">
      <style:text-properties style:text-position="0% 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9" style:family="text">
      <style:text-properties style:text-position="sub 58%" fo:font-size="28pt" fo:font-weight="bold" style:font-size-asian="28pt" style:font-weight-asian="bold" style:font-size-complex="2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g>
          <draw:custom-shape draw:style-name="gr1" draw:text-style-name="P1" draw:layer="layout" svg:width="14.478cm" svg:height="13.208cm" svg:x="1.042cm" svg:y="2.04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56cm" svg:height="5.842cm" svg:x="1.55cm" svg:y="3.56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56cm" svg:height="5.842cm" svg:x="6.884cm" svg:y="3.5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32cm" svg:height="2.032cm" svg:x="12.472cm" svg:y="2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032cm" svg:height="2.032cm" svg:x="7.646cm" svg:y="4.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032cm" svg:height="2.032cm" svg:x="7.646cm" svg:y="6.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032cm" svg:height="2.032cm" svg:x="2.312cm" svg:y="4.0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032cm" svg:height="2.032cm" svg:x="2.312cm" svg:y="6.6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556cm" svg:height="5.842cm" svg:x="11.456cm" svg:y="8.6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54cm" svg:height="2.54cm" svg:x="2.566cm" svg:y="10.67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2" draw:layer="layout" svg:width="1.442cm" svg:height="1.517cm" svg:x="5.36cm" svg:y="7.408cm">
            <draw:text-box>
              <text:p><text:span text:style-name="T1">...</text:span></text:p>
            </draw:text-box>
          </draw:frame>
          <draw:custom-shape draw:style-name="gr6" draw:text-style-name="P1" draw:layer="layout" svg:width="0.762cm" svg:height="0.762cm" svg:x="3.074cm" svg:y="4.3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3.074cm" svg:y="6.88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8.408cm" svg:y="4.34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8.408cm" svg:y="6.88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13.234cm" svg:y="3.074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3" draw:layer="layout" svg:width="2.54cm" svg:height="1.517cm" svg:x="21.545cm" svg:y="2.032cm">
          <draw:text-box>
            <text:p><text:span text:style-name="T2">Top</text:span></text:p>
          </draw:text-box>
        </draw:frame>
        <draw:frame draw:style-name="gr8" draw:text-style-name="P3" draw:layer="layout" svg:width="1.315cm" svg:height="1.517cm" svg:x="16.674cm" svg:y="4.571cm">
          <draw:text-box>
            <text:p><text:span text:style-name="T2">A</text:span></text:p>
          </draw:text-box>
        </draw:frame>
        <draw:frame draw:style-name="gr8" draw:text-style-name="P3" draw:layer="layout" svg:width="1.315cm" svg:height="1.517cm" svg:x="15.912cm" svg:y="6.588cm">
          <draw:text-box>
            <text:p><text:span text:style-name="T2">B</text:span></text:p>
          </draw:text-box>
        </draw:frame>
        <draw:frame draw:style-name="gr8" draw:text-style-name="P3" draw:layer="layout" svg:width="1.315cm" svg:height="1.517cm" svg:x="17.436cm" svg:y="6.603cm">
          <draw:text-box>
            <text:p><text:span text:style-name="T2">B</text:span></text:p>
          </draw:text-box>
        </draw:frame>
        <draw:line draw:style-name="gr9" draw:text-style-name="P1" draw:layer="layout" svg:x1="16.719cm" svg:y1="6.842cm" svg:x2="16.973cm" svg:y2="5.826cm">
          <text:p/>
        </draw:line>
        <draw:line draw:style-name="gr9" draw:text-style-name="P1" draw:layer="layout" svg:x1="17.989cm" svg:y1="6.842cm" svg:x2="17.735cm" svg:y2="5.826cm">
          <text:p/>
        </draw:line>
        <draw:frame draw:style-name="gr8" draw:text-style-name="P3" draw:layer="layout" svg:width="1.315cm" svg:height="1.517cm" svg:x="19.514cm" svg:y="4.572cm">
          <draw:text-box>
            <text:p><text:span text:style-name="T2">A</text:span></text:p>
          </draw:text-box>
        </draw:frame>
        <draw:frame draw:style-name="gr8" draw:text-style-name="P3" draw:layer="layout" svg:width="1.315cm" svg:height="1.517cm" svg:x="18.752cm" svg:y="6.589cm">
          <draw:text-box>
            <text:p><text:span text:style-name="T2">B</text:span></text:p>
          </draw:text-box>
        </draw:frame>
        <draw:frame draw:style-name="gr8" draw:text-style-name="P3" draw:layer="layout" svg:width="1.315cm" svg:height="1.517cm" svg:x="20.276cm" svg:y="6.604cm">
          <draw:text-box>
            <text:p><text:span text:style-name="T2">B</text:span></text:p>
          </draw:text-box>
        </draw:frame>
        <draw:line draw:style-name="gr9" draw:text-style-name="P1" draw:layer="layout" svg:x1="19.559cm" svg:y1="6.843cm" svg:x2="19.813cm" svg:y2="5.827cm">
          <text:p/>
        </draw:line>
        <draw:line draw:style-name="gr9" draw:text-style-name="P1" draw:layer="layout" svg:x1="20.829cm" svg:y1="6.843cm" svg:x2="20.575cm" svg:y2="5.827cm">
          <text:p/>
        </draw:line>
        <draw:frame draw:style-name="gr8" draw:text-style-name="P3" draw:layer="layout" svg:width="1.315cm" svg:height="1.517cm" svg:x="22.307cm" svg:y="4.556cm">
          <draw:text-box>
            <text:p><text:span text:style-name="T2">B</text:span></text:p>
          </draw:text-box>
        </draw:frame>
        <draw:frame draw:style-name="gr8" draw:text-style-name="P3" draw:layer="layout" svg:width="1.315cm" svg:height="1.517cm" svg:x="24.339cm" svg:y="4.556cm">
          <draw:text-box>
            <text:p><text:span text:style-name="T2">C</text:span></text:p>
          </draw:text-box>
        </draw:frame>
        <draw:frame draw:style-name="gr8" draw:text-style-name="P3" draw:layer="layout" svg:width="1.315cm" svg:height="1.517cm" svg:x="26.371cm" svg:y="4.556cm">
          <draw:text-box>
            <text:p><text:span text:style-name="T2">D</text:span></text:p>
          </draw:text-box>
        </draw:frame>
        <draw:line draw:style-name="gr9" draw:text-style-name="P1" draw:layer="layout" svg:x1="17.481cm" svg:y1="4.81cm" svg:x2="21.799cm" svg:y2="3.54cm">
          <text:p/>
        </draw:line>
        <draw:line draw:style-name="gr9" draw:text-style-name="P1" draw:layer="layout" svg:x1="20.529cm" svg:y1="4.81cm" svg:x2="22.307cm" svg:y2="3.54cm">
          <text:p/>
        </draw:line>
        <draw:line draw:style-name="gr9" draw:text-style-name="P1" draw:layer="layout" svg:x1="22.815cm" svg:y1="4.81cm" svg:x2="22.815cm" svg:y2="3.54cm">
          <text:p/>
        </draw:line>
        <draw:line draw:style-name="gr9" draw:text-style-name="P1" draw:layer="layout" svg:x1="24.847cm" svg:y1="4.81cm" svg:x2="23.323cm" svg:y2="3.54cm">
          <text:p/>
        </draw:line>
        <draw:line draw:style-name="gr9" draw:text-style-name="P1" draw:layer="layout" svg:x1="26.625cm" svg:y1="4.81cm" svg:x2="23.831cm" svg:y2="3.54cm">
          <text:p/>
        </draw:line>
        <draw:frame draw:style-name="gr8" draw:text-style-name="P4" draw:layer="layout" svg:width="1.442cm" svg:height="1.517cm" svg:x="18.072cm" svg:y="4.588cm">
          <draw:text-box>
            <text:p><text:span text:style-name="T1">...</text:span></text:p>
          </draw:text-box>
        </draw:frame>
        <draw:frame draw:style-name="gr8" draw:text-style-name="P3" draw:layer="layout" svg:width="1.251cm" svg:height="1.517cm" svg:x="16.002cm" svg:y="8.636cm">
          <draw:text-box>
            <text:p><text:span text:style-name="T2">E</text:span></text:p>
          </draw:text-box>
        </draw:frame>
        <draw:frame draw:style-name="gr8" draw:text-style-name="P3" draw:layer="layout" svg:width="1.251cm" svg:height="1.517cm" svg:x="17.526cm" svg:y="8.636cm">
          <draw:text-box>
            <text:p><text:span text:style-name="T2">E</text:span></text:p>
          </draw:text-box>
        </draw:frame>
        <draw:frame draw:style-name="gr8" draw:text-style-name="P3" draw:layer="layout" svg:width="1.251cm" svg:height="1.517cm" svg:x="22.352cm" svg:y="6.604cm">
          <draw:text-box>
            <text:p><text:span text:style-name="T2">E</text:span></text:p>
          </draw:text-box>
        </draw:frame>
        <draw:frame draw:style-name="gr8" draw:text-style-name="P3" draw:layer="layout" svg:width="1.251cm" svg:height="1.517cm" svg:x="16.003cm" svg:y="8.637cm">
          <draw:text-box>
            <text:p><text:span text:style-name="T2">E</text:span></text:p>
          </draw:text-box>
        </draw:frame>
        <draw:frame draw:style-name="gr8" draw:text-style-name="P3" draw:layer="layout" svg:width="1.251cm" svg:height="1.517cm" svg:x="17.527cm" svg:y="8.637cm">
          <draw:text-box>
            <text:p><text:span text:style-name="T2">E</text:span></text:p>
          </draw:text-box>
        </draw:frame>
        <draw:frame draw:style-name="gr8" draw:text-style-name="P3" draw:layer="layout" svg:width="1.251cm" svg:height="1.517cm" svg:x="18.815cm" svg:y="8.636cm">
          <draw:text-box>
            <text:p><text:span text:style-name="T2">E</text:span></text:p>
          </draw:text-box>
        </draw:frame>
        <draw:frame draw:style-name="gr8" draw:text-style-name="P3" draw:layer="layout" svg:width="1.251cm" svg:height="1.517cm" svg:x="20.339cm" svg:y="8.636cm">
          <draw:text-box>
            <text:p><text:span text:style-name="T2">E</text:span></text:p>
          </draw:text-box>
        </draw:frame>
        <draw:line draw:style-name="gr9" draw:text-style-name="P1" draw:layer="layout" svg:x1="16.51cm" svg:y1="8.89cm" svg:x2="16.51cm" svg:y2="7.874cm">
          <text:p/>
        </draw:line>
        <draw:line draw:style-name="gr9" draw:text-style-name="P1" draw:layer="layout" svg:x1="18.034cm" svg:y1="8.89cm" svg:x2="18.034cm" svg:y2="7.874cm">
          <text:p/>
        </draw:line>
        <draw:line draw:style-name="gr9" draw:text-style-name="P1" draw:layer="layout" svg:x1="19.304cm" svg:y1="8.89cm" svg:x2="19.304cm" svg:y2="7.874cm">
          <text:p/>
        </draw:line>
        <draw:line draw:style-name="gr9" draw:text-style-name="P1" draw:layer="layout" svg:x1="20.828cm" svg:y1="8.89cm" svg:x2="20.828cm" svg:y2="7.874cm">
          <text:p/>
        </draw:line>
        <draw:line draw:style-name="gr9" draw:text-style-name="P1" draw:layer="layout" svg:x1="22.86cm" svg:y1="6.858cm" svg:x2="22.86cm" svg:y2="5.842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g>
          <draw:custom-shape draw:style-name="gr2" draw:text-style-name="P1" draw:layer="layout" svg:width="3.556cm" svg:height="5.842cm" svg:x="20.574cm" svg:y="2.794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6" draw:layer="layout" svg:width="1.27cm" svg:height="1.517cm" svg:x="20.574cm" svg:y="1.27cm">
            <draw:text-box>
              <text:p><text:span text:style-name="T2">D</text:span></text:p>
            </draw:text-box>
          </draw:frame>
        </draw:g>
        <draw:g>
          <draw:custom-shape draw:style-name="gr2" draw:text-style-name="P1" draw:layer="layout" svg:width="3.556cm" svg:height="5.842cm" svg:x="23.368cm" svg:y="14.4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32cm" svg:height="2.032cm" svg:x="24.13cm" svg:y="14.9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2.032cm" svg:height="2.032cm" svg:x="24.13cm" svg:y="17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1" draw:layer="layout" svg:width="2.032cm" svg:height="2.032cm" svg:x="18.542cm" svg:y="14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762cm" svg:height="0.762cm" svg:x="19.304cm" svg:y="14.73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2.54cm" svg:height="2.54cm" svg:x="16.764cm" svg:y="2.794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1" draw:text-style-name="P6" draw:layer="layout" svg:width="1.27cm" svg:height="1.517cm" svg:x="16.51cm" svg:y="1.524cm">
            <draw:text-box>
              <text:p><text:span text:style-name="T2">C</text:span></text:p>
            </draw:text-box>
          </draw:frame>
        </draw:g>
        <draw:g>
          <draw:custom-shape draw:style-name="gr1" draw:text-style-name="P1" draw:layer="layout" svg:width="14.478cm" svg:height="13.208cm" svg:x="1.016cm" svg:y="6.09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56cm" svg:height="5.842cm" svg:x="1.524cm" svg:y="7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556cm" svg:height="5.842cm" svg:x="6.858cm" svg:y="7.6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032cm" svg:height="2.032cm" svg:x="12.446cm" svg:y="6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3.556cm" svg:height="5.842cm" svg:x="11.43cm" svg:y="12.7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54cm" svg:height="2.54cm" svg:x="2.54cm" svg:y="14.73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5" draw:text-style-name="P2" draw:layer="layout" svg:width="1.442cm" svg:height="1.517cm" svg:x="5.334cm" svg:y="11.462cm">
            <draw:text-box>
              <text:p><text:span text:style-name="T1">...</text:span></text:p>
            </draw:text-box>
          </draw:frame>
        </draw:g>
        <draw:g>
          <draw:custom-shape draw:style-name="gr6" draw:text-style-name="P1" draw:layer="layout" svg:width="0.762cm" svg:height="0.762cm" svg:x="25.699cm" svg:y="2.79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3" draw:layer="layout" svg:width="1.315cm" svg:height="1.517cm" svg:x="25.4cm" svg:y="1.27cm">
            <draw:text-box>
              <text:p><text:span text:style-name="T2">E</text:span></text:p>
            </draw:text-box>
          </draw:frame>
        </draw:g>
        <draw:g>
          <draw:frame draw:style-name="gr7" draw:text-style-name="P3" draw:layer="layout" svg:width="2.54cm" svg:height="1.517cm" svg:x="7.575cm" svg:y="1.524cm">
            <draw:text-box>
              <text:p><text:span text:style-name="T2">Top</text:span></text:p>
            </draw:text-box>
          </draw:frame>
          <draw:frame draw:style-name="gr8" draw:text-style-name="P3" draw:layer="layout" svg:width="1.315cm" svg:height="1.517cm" svg:x="2.704cm" svg:y="4.063cm">
            <draw:text-box>
              <text:p><text:span text:style-name="T2">A</text:span></text:p>
            </draw:text-box>
          </draw:frame>
          <draw:frame draw:style-name="gr8" draw:text-style-name="P3" draw:layer="layout" svg:width="1.315cm" svg:height="1.517cm" svg:x="5.544cm" svg:y="4.064cm">
            <draw:text-box>
              <text:p><text:span text:style-name="T2">A</text:span></text:p>
            </draw:text-box>
          </draw:frame>
          <draw:frame draw:style-name="gr8" draw:text-style-name="P3" draw:layer="layout" svg:width="1.315cm" svg:height="1.517cm" svg:x="8.337cm" svg:y="4.048cm">
            <draw:text-box>
              <text:p><text:span text:style-name="T2">B</text:span></text:p>
            </draw:text-box>
          </draw:frame>
          <draw:frame draw:style-name="gr8" draw:text-style-name="P3" draw:layer="layout" svg:width="1.315cm" svg:height="1.517cm" svg:x="10.369cm" svg:y="4.048cm">
            <draw:text-box>
              <text:p><text:span text:style-name="T2">C</text:span></text:p>
            </draw:text-box>
          </draw:frame>
          <draw:frame draw:style-name="gr8" draw:text-style-name="P3" draw:layer="layout" svg:width="1.315cm" svg:height="1.517cm" svg:x="12.401cm" svg:y="4.048cm">
            <draw:text-box>
              <text:p><text:span text:style-name="T2">D</text:span></text:p>
            </draw:text-box>
          </draw:frame>
          <draw:line draw:style-name="gr9" draw:text-style-name="P1" draw:layer="layout" svg:x1="3.511cm" svg:y1="4.302cm" svg:x2="7.829cm" svg:y2="3.032cm">
            <text:p/>
          </draw:line>
          <draw:line draw:style-name="gr9" draw:text-style-name="P1" draw:layer="layout" svg:x1="6.559cm" svg:y1="4.302cm" svg:x2="8.337cm" svg:y2="3.032cm">
            <text:p/>
          </draw:line>
          <draw:line draw:style-name="gr9" draw:text-style-name="P1" draw:layer="layout" svg:x1="8.845cm" svg:y1="4.302cm" svg:x2="8.845cm" svg:y2="3.032cm">
            <text:p/>
          </draw:line>
          <draw:line draw:style-name="gr9" draw:text-style-name="P1" draw:layer="layout" svg:x1="10.877cm" svg:y1="4.302cm" svg:x2="9.353cm" svg:y2="3.032cm">
            <text:p/>
          </draw:line>
          <draw:line draw:style-name="gr9" draw:text-style-name="P1" draw:layer="layout" svg:x1="12.655cm" svg:y1="4.302cm" svg:x2="9.861cm" svg:y2="3.032cm">
            <text:p/>
          </draw:line>
          <draw:frame draw:style-name="gr8" draw:text-style-name="P4" draw:layer="layout" svg:width="1.442cm" svg:height="1.517cm" svg:x="4.102cm" svg:y="4.08cm">
            <draw:text-box>
              <text:p><text:span text:style-name="T1">...</text:span></text:p>
            </draw:text-box>
          </draw:frame>
        </draw:g>
        <draw:g>
          <draw:frame draw:style-name="gr8" draw:text-style-name="P3" draw:layer="layout" svg:width="1.315cm" svg:height="1.517cm" svg:x="24.593cm" svg:y="10.683cm">
            <draw:text-box>
              <text:p><text:span text:style-name="T2">A</text:span></text:p>
            </draw:text-box>
          </draw:frame>
          <draw:frame draw:style-name="gr8" draw:text-style-name="P3" draw:layer="layout" svg:width="1.315cm" svg:height="1.517cm" svg:x="23.831cm" svg:y="12.7cm">
            <draw:text-box>
              <text:p><text:span text:style-name="T2">B</text:span></text:p>
            </draw:text-box>
          </draw:frame>
          <draw:frame draw:style-name="gr8" draw:text-style-name="P3" draw:layer="layout" svg:width="1.315cm" svg:height="1.517cm" svg:x="25.355cm" svg:y="12.715cm">
            <draw:text-box>
              <text:p><text:span text:style-name="T2">B</text:span></text:p>
            </draw:text-box>
          </draw:frame>
          <draw:line draw:style-name="gr9" draw:text-style-name="P1" draw:layer="layout" svg:x1="24.638cm" svg:y1="12.954cm" svg:x2="24.892cm" svg:y2="11.938cm">
            <text:p/>
          </draw:line>
          <draw:line draw:style-name="gr9" draw:text-style-name="P1" draw:layer="layout" svg:x1="25.908cm" svg:y1="12.954cm" svg:x2="25.654cm" svg:y2="11.938cm">
            <text:p/>
          </draw:line>
        </draw:g>
        <draw:frame draw:style-name="gr8" draw:text-style-name="P3" draw:layer="layout" svg:width="1.315cm" svg:height="1.517cm" svg:x="18.796cm" svg:y="10.429cm">
          <draw:text-box>
            <text:p><text:span text:style-name="T2">B</text:span></text:p>
          </draw:text-box>
        </draw:frame>
        <draw:frame draw:style-name="gr8" draw:text-style-name="P3" draw:layer="layout" svg:width="1.251cm" svg:height="1.517cm" svg:x="18.859cm" svg:y="12.461cm">
          <draw:text-box>
            <text:p><text:span text:style-name="T2">E</text:span></text:p>
          </draw:text-box>
        </draw:frame>
        <draw:line draw:style-name="gr9" draw:text-style-name="P1" draw:layer="layout" svg:x1="19.348cm" svg:y1="12.715cm" svg:x2="19.348cm" svg:y2="11.699cm">
          <text:p/>
        </draw:lin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2" draw:text-style-name="P8" draw:layer="layout" svg:width="11.684cm" svg:height="11.176cm" svg:x="0.762cm" svg:y="13.716cm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553cm" svg:y1="18.241cm" svg:x2="1.251cm" svg:y2="18.241cm">
          <text:p/>
        </draw:line>
        <draw:frame draw:style-name="gr14" draw:text-style-name="P10" draw:layer="layout" svg:width="3.643cm" svg:height="0.962cm" svg:x="1.164cm" svg:y="16.771cm">
          <draw:text-box>
            <text:p text:style-name="P9">to volume</text:p>
          </draw:text-box>
        </draw:frame>
        <draw:line draw:style-name="gr15" draw:text-style-name="P1" draw:layer="layout" svg:x1="8.636cm" svg:y1="18.241cm" svg:x2="11.938cm" svg:y2="18.241cm">
          <text:p/>
        </draw:line>
        <draw:frame draw:style-name="gr16" draw:text-style-name="P10" draw:layer="layout" svg:width="3.182cm" svg:height="3.095cm" svg:x="8.617cm" svg:y="16.717cm">
          <draw:text-box>
            <text:p text:style-name="P9">to mother<text:line-break/><text:line-break/><text:line-break/>volume</text:p>
          </draw:text-box>
        </draw:frame>
        <draw:custom-shape draw:style-name="gr17" draw:text-style-name="P11" xml:id="id10" draw:id="id10" draw:layer="layout" svg:width="4.064cm" svg:height="1.778cm" svg:x="19.812cm" svg:y="18.288cm">
          <text:p text:style-name="P9"><text:span text:style-name="T3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.064cm" svg:height="1.778cm" svg:x="24.13cm" svg:y="18.288cm">
          <text:p text:style-name="P9"><text:span text:style-name="T3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8" draw:id="id8" draw:layer="layout" svg:width="4.064cm" svg:height="1.778cm" svg:x="28.448cm" svg:y="18.288cm">
          <text:p text:style-name="P9"><text:span text:style-name="T3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" draw:id="id7" draw:layer="layout" svg:width="4.064cm" svg:height="1.778cm" svg:x="32.766cm" svg:y="18.288cm">
          <text:p text:style-name="P9"><text:span text:style-name="T3">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2" draw:id="id12" draw:layer="layout" svg:width="4.064cm" svg:height="1.778cm" svg:x="37.084cm" svg:y="18.288cm">
          <text:p text:style-name="P9"><text:span text:style-name="T3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.064cm" svg:height="1.778cm" svg:x="4.553cm" svg:y="14.224cm">
          <text:p text:style-name="P9"><text:span text:style-name="T3">Volu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4.064cm" svg:height="1.778cm" svg:x="4.553cm" svg:y="17.272cm">
          <text:p text:style-name="P9"><text:span text:style-name="T3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xml:id="id2" draw:id="id2" draw:layer="layout" svg:width="4.064cm" svg:height="1.778cm" svg:x="15.494cm" svg:y="18.288cm">
          <text:p text:style-name="P9"><text:span text:style-name="T3">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5.74989068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xml:id="id6" draw:id="id6" draw:layer="layout" svg:width="4.064cm" svg:height="1.778cm" svg:x="7.62cm" svg:y="0.508cm">
          <text:p text:style-name="P9"><text:span text:style-name="T3">D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5" draw:id="id5" draw:layer="layout" svg:width="4.064cm" svg:height="1.778cm" svg:x="7.62cm" svg:y="2.54cm">
          <text:p text:style-name="P9"><text:span text:style-name="T3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4" draw:id="id4" draw:layer="layout" svg:width="4.064cm" svg:height="1.778cm" svg:x="7.62cm" svg:y="4.572cm">
          <text:p text:style-name="P9"><text:span text:style-name="T3">B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3" draw:id="id3" draw:layer="layout" svg:width="4.064cm" svg:height="1.778cm" svg:x="7.62cm" svg:y="6.604cm">
          <text:p text:style-name="P9"><text:span text:style-name="T3">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" draw:id="id1" draw:layer="layout" svg:width="4.064cm" svg:height="1.778cm" svg:x="7.62cm" svg:y="10.154cm">
          <text:p text:style-name="P9"><text:span text:style-name="T3">A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draw:line-skew="-2.987cm" svg:x1="11.089cm" svg:y1="11.672cm" svg:x2="17.526cm" svg:y2="18.288cm" draw:start-shape="id1" draw:start-glue-point="9" draw:end-shape="id2" draw:end-glue-point="0" svg:d="M11089 11672c0 678 6437-2630 6437 6616" svg:viewBox="0 0 6438 6664">
          <text:p/>
        </draw:connector>
        <draw:connector draw:style-name="gr20" draw:text-style-name="P1" draw:layer="layout" draw:type="curve" draw:line-skew="-4.003cm" svg:x1="11.089cm" svg:y1="8.122cm" svg:x2="17.526cm" svg:y2="18.288cm" draw:start-shape="id3" draw:start-glue-point="9" draw:end-shape="id2" draw:end-glue-point="0" svg:d="M11089 8122c0 1816 6437-3266 6437 10166" svg:viewBox="0 0 6438 10167">
          <text:p/>
        </draw:connector>
        <draw:connector draw:style-name="gr20" draw:text-style-name="P1" draw:layer="layout" draw:type="curve" draw:line-skew="-4.765cm" svg:x1="11.089cm" svg:y1="6.09cm" svg:x2="17.526cm" svg:y2="18.288cm" draw:start-shape="id4" draw:start-glue-point="9" draw:end-shape="id2" draw:end-glue-point="0" svg:d="M11089 6090c0 2197 6437-3901 6437 12198" svg:viewBox="0 0 6438 12199">
          <text:p/>
        </draw:connector>
        <draw:connector draw:style-name="gr20" draw:text-style-name="P1" draw:layer="layout" draw:type="curve" draw:line-skew="-5.607cm" svg:x1="11.089cm" svg:y1="4.058cm" svg:x2="17.526cm" svg:y2="18.288cm" draw:start-shape="id5" draw:start-glue-point="9" draw:end-shape="id2" draw:end-glue-point="0" svg:d="M11089 4058c0 2458 6437-4656 6437 14230" svg:viewBox="0 0 6438 14231">
          <text:p/>
        </draw:connector>
        <draw:connector draw:style-name="gr20" draw:text-style-name="P1" draw:layer="layout" draw:type="curve" draw:line-skew="-6.797cm" svg:x1="11.089cm" svg:y1="2.026cm" svg:x2="17.526cm" svg:y2="18.288cm" draw:start-shape="id6" draw:start-glue-point="9" draw:end-shape="id2" draw:end-glue-point="0" svg:d="M11089 2026c0 2197 6437-5933 6437 16262" svg:viewBox="0 0 6438 16263">
          <text:p/>
        </draw:connector>
        <draw:connector draw:style-name="gr21" draw:text-style-name="P1" draw:layer="layout" draw:type="curve" svg:x1="11.684cm" svg:y1="1.397cm" svg:x2="34.798cm" svg:y2="18.288cm" draw:start-shape="id6" draw:start-glue-point="10" draw:end-shape="id7" draw:end-glue-point="0" svg:d="M11684 1397c15410 0 23114 5630 23114 16891" svg:viewBox="0 0 23115 16892">
          <text:p/>
        </draw:connector>
        <draw:connector draw:style-name="gr21" draw:text-style-name="P1" draw:layer="layout" draw:type="curve" svg:x1="11.684cm" svg:y1="3.429cm" svg:x2="30.48cm" svg:y2="18.288cm" draw:start-shape="id5" draw:start-glue-point="10" draw:end-shape="id8" draw:end-glue-point="0" svg:d="M11684 3429c12531 0 18796 4953 18796 14859" svg:viewBox="0 0 18797 14860">
          <text:p/>
        </draw:connector>
        <draw:connector draw:style-name="gr21" draw:text-style-name="P1" draw:layer="layout" draw:type="curve" svg:x1="11.684cm" svg:y1="5.461cm" svg:x2="26.162cm" svg:y2="18.288cm" draw:start-shape="id4" draw:start-glue-point="10" draw:end-shape="id9" draw:end-glue-point="0" svg:d="M11684 5461c9652 0 14478 4275 14478 12827" svg:viewBox="0 0 14479 12828">
          <text:p/>
        </draw:connector>
        <draw:connector draw:style-name="gr21" draw:text-style-name="P1" draw:layer="layout" draw:type="curve" svg:x1="11.684cm" svg:y1="7.493cm" svg:x2="21.844cm" svg:y2="18.288cm" draw:start-shape="id3" draw:start-glue-point="10" draw:end-shape="id10" draw:end-glue-point="0" svg:d="M11684 7493c6774 0 10160 3598 10160 10795" svg:viewBox="0 0 10161 10796">
          <text:p/>
        </draw:connector>
        <draw:connector draw:style-name="gr21" draw:text-style-name="P1" draw:layer="layout" draw:type="curve" svg:x1="11.684cm" svg:y1="11.043cm" svg:x2="21.844cm" svg:y2="18.288cm" draw:start-shape="id1" draw:start-glue-point="10" draw:end-shape="id10" draw:end-glue-point="0" svg:d="M11684 11043c6774 0 10160 2415 10160 7245" svg:viewBox="0 0 10161 7246">
          <text:p/>
        </draw:connector>
        <draw:custom-shape draw:style-name="gr19" draw:text-style-name="P11" xml:id="id14" draw:id="id14" draw:layer="layout" svg:width="4.064cm" svg:height="1.778cm" svg:x="40.64cm" svg:y="6.096cm">
          <text:p text:style-name="P9"><text:span text:style-name="T3">B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3" draw:id="id13" draw:layer="layout" svg:width="4.064cm" svg:height="1.778cm" svg:x="40.64cm" svg:y="8.128cm">
          <text:p text:style-name="P9"><text:span text:style-name="T3">B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1" draw:id="id11" draw:layer="layout" svg:width="4.064cm" svg:height="1.778cm" svg:x="40.64cm" svg:y="10.668cm">
          <text:p text:style-name="P9"><text:span text:style-name="T3">E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curve" draw:line-skew="-2.558cm" svg:x1="41.235cm" svg:y1="12.186cm" svg:x2="39.116cm" svg:y2="18.288cm" draw:start-shape="id11" draw:start-glue-point="7" draw:end-shape="id12" draw:end-glue-point="0" svg:d="M41235 12186c0 936-2119-2115-2119 6102" svg:viewBox="0 0 2120 6103">
          <text:p/>
        </draw:connector>
        <draw:connector draw:style-name="gr15" draw:text-style-name="P1" draw:layer="layout" draw:type="curve" svg:x1="40.64cm" svg:y1="11.557cm" svg:x2="26.162cm" svg:y2="18.288cm" draw:start-shape="id11" draw:start-glue-point="6" draw:end-shape="id9" draw:end-glue-point="0" svg:d="M40640 11557c-9652 0-14478 2243-14478 6731" svg:viewBox="0 0 14479 6732">
          <text:p/>
        </draw:connector>
        <draw:connector draw:style-name="gr13" draw:text-style-name="P1" draw:layer="layout" draw:type="curve" draw:line-skew="-2.764cm" svg:x1="41.235cm" svg:y1="9.646cm" svg:x2="26.162cm" svg:y2="18.288cm" draw:start-shape="id13" draw:start-glue-point="7" draw:end-shape="id9" draw:end-glue-point="0" svg:d="M41235 9646c0 2532-15073-1789-15073 8642" svg:viewBox="0 0 15074 8643">
          <text:p/>
        </draw:connector>
        <draw:connector draw:style-name="gr13" draw:text-style-name="P1" draw:layer="layout" draw:type="curve" draw:line-skew="-3.975cm" svg:x1="41.235cm" svg:y1="7.614cm" svg:x2="26.162cm" svg:y2="18.288cm" draw:start-shape="id14" draw:start-glue-point="7" draw:end-shape="id9" draw:end-glue-point="0" svg:d="M41235 7614c0 2239-15073-3097-15073 10674" svg:viewBox="0 0 15074 10675">
          <text:p/>
        </draw:connector>
        <draw:connector draw:style-name="gr15" draw:text-style-name="P1" draw:layer="layout" draw:type="curve" svg:x1="40.64cm" svg:y1="9.017cm" svg:x2="21.844cm" svg:y2="18.288cm" draw:start-shape="id13" draw:start-glue-point="6" draw:end-shape="id10" draw:end-glue-point="0" svg:d="M40640 9017c-12531 0-18796 3090-18796 9271" svg:viewBox="0 0 18797 9272">
          <text:p/>
        </draw:connector>
        <draw:connector draw:style-name="gr15" draw:text-style-name="P1" draw:layer="layout" draw:type="curve" svg:x1="40.64cm" svg:y1="6.985cm" svg:x2="21.844cm" svg:y2="18.288cm" draw:start-shape="id14" draw:start-glue-point="6" draw:end-shape="id10" draw:end-glue-point="0" svg:d="M40640 6985c-12531 0-18796 3767-18796 11303" svg:viewBox="0 0 18797 11304">
          <text:p/>
        </draw:connector>
        <draw:frame draw:style-name="gr22" draw:text-style-name="P6" draw:layer="layout" svg:width="4.572cm" svg:height="12.026cm" svg:x="0.254cm" svg:y="0.217cm">
          <draw:text-box>
            <text:p><text:span text:style-name="T4">M</text:span><text:span text:style-name="T5">D1Top</text:span></text:p>
            <text:p><text:span text:style-name="T6">M</text:span><text:span text:style-name="T5">C1Top</text:span></text:p>
            <text:p><text:span text:style-name="T6">M</text:span><text:span text:style-name="T5">B1Top</text:span></text:p>
            <text:p><text:span text:style-name="T6">M</text:span><text:span text:style-name="T5">AnTop</text:span></text:p>
            <text:p><text:span text:style-name="T6"/></text:p>
            <text:p><text:span text:style-name="T6">M</text:span><text:span text:style-name="T5">A1Top</text:span></text:p>
          </draw:text-box>
        </draw:frame>
        <draw:frame draw:style-name="gr23" draw:text-style-name="P6" draw:layer="layout" svg:width="3.81cm" svg:height="4.331cm" svg:x="46.99cm" svg:y="6.075cm">
          <draw:text-box>
            <text:p><text:span text:style-name="T4">M</text:span><text:span text:style-name="T5">B2A</text:span></text:p>
            <text:p><text:span text:style-name="T6">M</text:span><text:span text:style-name="T5">B3A</text:span></text:p>
          </draw:text-box>
        </draw:frame>
        <draw:line draw:style-name="gr24" draw:text-style-name="P1" draw:layer="layout" svg:x1="7.62cm" svg:y1="1.233cm" svg:x2="4.064cm" svg:y2="1.233cm">
          <text:p/>
        </draw:line>
        <draw:line draw:style-name="gr24" draw:text-style-name="P1" draw:layer="layout" svg:x1="7.621cm" svg:y1="1.233cm" svg:x2="4.065cm" svg:y2="1.233cm">
          <text:p/>
        </draw:line>
        <draw:line draw:style-name="gr24" draw:text-style-name="P1" draw:layer="layout" svg:x1="7.62cm" svg:y1="3.265cm" svg:x2="4.064cm" svg:y2="3.265cm">
          <text:p/>
        </draw:line>
        <draw:line draw:style-name="gr24" draw:text-style-name="P1" draw:layer="layout" svg:x1="7.62cm" svg:y1="5.297cm" svg:x2="4.064cm" svg:y2="5.297cm">
          <text:p/>
        </draw:line>
        <draw:line draw:style-name="gr24" draw:text-style-name="P1" draw:layer="layout" svg:x1="7.62cm" svg:y1="7.329cm" svg:x2="4.064cm" svg:y2="7.329cm">
          <text:p/>
        </draw:line>
        <draw:line draw:style-name="gr24" draw:text-style-name="P1" draw:layer="layout" svg:x1="7.62cm" svg:y1="10.879cm" svg:x2="4.064cm" svg:y2="10.879cm">
          <text:p/>
        </draw:line>
        <draw:line draw:style-name="gr24" draw:text-style-name="P1" draw:layer="layout" svg:x1="44.704cm" svg:y1="6.858cm" svg:x2="46.99cm" svg:y2="6.858cm">
          <text:p/>
        </draw:line>
        <draw:line draw:style-name="gr24" draw:text-style-name="P1" draw:layer="layout" svg:x1="44.704cm" svg:y1="8.89cm" svg:x2="46.99cm" svg:y2="8.89cm">
          <text:p/>
        </draw:line>
        <draw:line draw:style-name="gr24" draw:text-style-name="P1" draw:layer="layout" svg:x1="44.704cm" svg:y1="11.43cm" svg:x2="46.99cm" svg:y2="11.43cm">
          <text:p/>
        </draw:line>
        <draw:frame draw:style-name="gr25" draw:text-style-name="P3" draw:layer="layout" svg:width="3.263cm" svg:height="2.292cm" svg:x="47.029cm" svg:y="10.662cm">
          <draw:text-box>
            <text:p><text:span text:style-name="T6">M</text:span><text:span text:style-name="T5">E1B</text:span></text:p>
          </draw:text-box>
        </draw:frame>
        <draw:g>
          <draw:frame draw:style-name="gr25" draw:text-style-name="P3" draw:layer="layout" svg:width="3.263cm" svg:height="2.292cm" svg:x="15.572cm" svg:y="22.854cm">
            <draw:text-box>
              <text:p><text:span text:style-name="T6">S</text:span><text:span text:style-name="T5">Top</text:span></text:p>
            </draw:text-box>
          </draw:frame>
          <draw:frame draw:style-name="gr25" draw:text-style-name="P3" draw:layer="layout" svg:width="2.247cm" svg:height="2.292cm" svg:x="19.851cm" svg:y="22.854cm">
            <draw:text-box>
              <text:p><text:span text:style-name="T6">S</text:span><text:span text:style-name="T5">A</text:span></text:p>
            </draw:text-box>
          </draw:frame>
          <draw:frame draw:style-name="gr25" draw:text-style-name="P3" draw:layer="layout" svg:width="2.247cm" svg:height="2.292cm" svg:x="24.13cm" svg:y="22.854cm">
            <draw:text-box>
              <text:p><text:span text:style-name="T6">S</text:span><text:span text:style-name="T5">B</text:span></text:p>
            </draw:text-box>
          </draw:frame>
          <draw:frame draw:style-name="gr25" draw:text-style-name="P3" draw:layer="layout" svg:width="2.247cm" svg:height="2.292cm" svg:x="28.448cm" svg:y="22.854cm">
            <draw:text-box>
              <text:p><text:span text:style-name="T6">S</text:span><text:span text:style-name="T5">C</text:span></text:p>
            </draw:text-box>
          </draw:frame>
          <draw:frame draw:style-name="gr25" draw:text-style-name="P3" draw:layer="layout" svg:width="2.247cm" svg:height="2.292cm" svg:x="32.805cm" svg:y="22.854cm">
            <draw:text-box>
              <text:p><text:span text:style-name="T6">S</text:span><text:span text:style-name="T5">D</text:span></text:p>
            </draw:text-box>
          </draw:frame>
          <draw:frame draw:style-name="gr25" draw:text-style-name="P3" draw:layer="layout" svg:width="2.247cm" svg:height="2.292cm" svg:x="37.123cm" svg:y="22.854cm">
            <draw:text-box>
              <text:p><text:span text:style-name="T6">S</text:span><text:span text:style-name="T5">E</text:span></text:p>
            </draw:text-box>
          </draw:frame>
          <draw:line draw:style-name="gr24" draw:text-style-name="P1" draw:layer="layout" svg:x1="20.613cm" svg:y1="20.066cm" svg:x2="20.613cm" svg:y2="22.854cm">
            <text:p/>
          </draw:line>
          <draw:line draw:style-name="gr24" draw:text-style-name="P1" draw:layer="layout" svg:x1="24.931cm" svg:y1="20.066cm" svg:x2="24.931cm" svg:y2="22.854cm">
            <text:p/>
          </draw:line>
          <draw:line draw:style-name="gr24" draw:text-style-name="P1" draw:layer="layout" svg:x1="29.249cm" svg:y1="20.066cm" svg:x2="29.249cm" svg:y2="22.854cm">
            <text:p/>
          </draw:line>
          <draw:line draw:style-name="gr24" draw:text-style-name="P1" draw:layer="layout" svg:x1="33.567cm" svg:y1="20.066cm" svg:x2="33.567cm" svg:y2="22.854cm">
            <text:p/>
          </draw:line>
          <draw:line draw:style-name="gr24" draw:text-style-name="P1" draw:layer="layout" svg:x1="37.885cm" svg:y1="20.066cm" svg:x2="37.885cm" svg:y2="22.854cm">
            <text:p/>
          </draw:line>
          <draw:line draw:style-name="gr24" draw:text-style-name="P1" draw:layer="layout" svg:x1="16.295cm" svg:y1="20.066cm" svg:x2="16.295cm" svg:y2="22.854cm">
            <text:p/>
          </draw:line>
        </draw:g>
        <draw:frame draw:style-name="gr26" draw:text-style-name="P2" draw:layer="layout" svg:width="0.254cm" svg:height="1.187cm" svg:x="7.768cm" svg:y="15.498cm">
          <draw:text-box>
            <text:p/>
          </draw:text-box>
        </draw:frame>
        <draw:frame draw:style-name="gr27" draw:text-style-name="P2" draw:layer="layout" svg:width="1.556cm" svg:height="1.673cm" svg:x="8.89cm" svg:y="8.128cm">
          <draw:text-box>
            <text:p><text:span text:style-name="T7">...</text:span></text:p>
          </draw:text-box>
        </draw:frame>
        <draw:g>
          <draw:frame draw:style-name="gr25" draw:text-style-name="P3" draw:layer="layout" svg:width="3.263cm" svg:height="2.292cm" svg:x="17.057cm" svg:y="21.838cm">
            <draw:text-box>
              <text:p><text:span text:style-name="T8">Mat</text:span><text:span text:style-name="T9">Top</text:span></text:p>
            </draw:text-box>
          </draw:frame>
          <draw:line draw:style-name="gr24" draw:text-style-name="P1" draw:layer="layout" svg:x1="22.567cm" svg:y1="20.066cm" svg:x2="22.567cm" svg:y2="21.838cm">
            <text:p/>
          </draw:line>
          <draw:line draw:style-name="gr24" draw:text-style-name="P1" draw:layer="layout" svg:x1="26.885cm" svg:y1="20.066cm" svg:x2="26.885cm" svg:y2="21.838cm">
            <text:p/>
          </draw:line>
          <draw:line draw:style-name="gr24" draw:text-style-name="P1" draw:layer="layout" svg:x1="31.203cm" svg:y1="20.066cm" svg:x2="31.203cm" svg:y2="21.838cm">
            <text:p/>
          </draw:line>
          <draw:line draw:style-name="gr24" draw:text-style-name="P1" draw:layer="layout" svg:x1="35.521cm" svg:y1="20.066cm" svg:x2="35.521cm" svg:y2="21.838cm">
            <text:p/>
          </draw:line>
          <draw:line draw:style-name="gr24" draw:text-style-name="P1" draw:layer="layout" svg:x1="39.839cm" svg:y1="20.066cm" svg:x2="39.839cm" svg:y2="21.838cm">
            <text:p/>
          </draw:line>
          <draw:line draw:style-name="gr24" draw:text-style-name="P1" draw:layer="layout" svg:x1="18.249cm" svg:y1="20.066cm" svg:x2="18.249cm" svg:y2="21.838cm">
            <text:p/>
          </draw:line>
          <draw:frame draw:style-name="gr25" draw:text-style-name="P3" draw:layer="layout" svg:width="3.263cm" svg:height="2.292cm" svg:x="21.59cm" svg:y="21.838cm">
            <draw:text-box>
              <text:p><text:span text:style-name="T8">Mat</text:span><text:span text:style-name="T9">A</text:span></text:p>
            </draw:text-box>
          </draw:frame>
          <draw:frame draw:style-name="gr25" draw:text-style-name="P3" draw:layer="layout" svg:width="3.263cm" svg:height="2.292cm" svg:x="25.908cm" svg:y="21.838cm">
            <draw:text-box>
              <text:p><text:span text:style-name="T8">Mat</text:span><text:span text:style-name="T9">B</text:span></text:p>
            </draw:text-box>
          </draw:frame>
          <draw:frame draw:style-name="gr25" draw:text-style-name="P3" draw:layer="layout" svg:width="3.263cm" svg:height="2.292cm" svg:x="30.265cm" svg:y="21.838cm">
            <draw:text-box>
              <text:p><text:span text:style-name="T8">Mat</text:span><text:span text:style-name="T9">C</text:span></text:p>
            </draw:text-box>
          </draw:frame>
          <draw:frame draw:style-name="gr25" draw:text-style-name="P3" draw:layer="layout" svg:width="3.263cm" svg:height="2.292cm" svg:x="34.583cm" svg:y="21.838cm">
            <draw:text-box>
              <text:p><text:span text:style-name="T8">Mat</text:span><text:span text:style-name="T9">D</text:span></text:p>
            </draw:text-box>
          </draw:frame>
          <draw:frame draw:style-name="gr25" draw:text-style-name="P3" draw:layer="layout" svg:width="3.263cm" svg:height="2.292cm" svg:x="38.901cm" svg:y="21.838cm">
            <draw:text-box>
              <text:p><text:span text:style-name="T8">Mat</text:span><text:span text:style-name="T9">E</text:span></text:p>
            </draw:text-box>
          </draw:frame>
        </draw:g>
        <draw:frame draw:style-name="gr28" draw:text-style-name="P3" draw:layer="layout" svg:width="10.332cm" svg:height="4.976cm" svg:x="1.352cm" svg:y="19.967cm">
          <draw:text-box>
            <text:p><text:span text:style-name="T6">M – matrix</text:span></text:p>
            <text:p><text:span text:style-name="T6">S – shape</text:span></text:p>
            <text:p><text:span text:style-name="T6">Mat – material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20:29:56.249408737</meta:creation-date>
    <dc:date>2017-04-18T22:15:37.751897452</dc:date>
    <meta:editing-duration>PT8M45S</meta:editing-duration>
    <meta:editing-cycles>2</meta:editing-cycles>
    <meta:generator>LibreOffice/5.1.6.2$Linux_X86_64 LibreOffice_project/10m0$Build-2</meta:generator>
    <meta:document-statistic meta:object-count="200"/>
  </office:meta>
</office:document-meta>
</file>